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rsid="000c45cc" officeooo:paragraph-rsid="000c45cc" style:font-size-asian="9.60000038146973pt" style:font-size-complex="11pt"/>
    </style:style>
    <style:style style:name="P2" style:family="paragraph" style:parent-style-name="Standard" style:list-style-name="L1">
      <style:text-properties style:font-name="Calibri" fo:font-size="11pt" officeooo:rsid="000c45cc" officeooo:paragraph-rsid="000c45cc" style:font-size-asian="9.60000038146973pt" style:font-size-complex="11pt"/>
    </style:style>
    <style:style style:name="T1" style:family="text">
      <style:text-properties officeooo:rsid="000d1f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A – Assignment T-diagram:</text:p>
      <text:p text:style-name="P1"/>
      <text:p text:style-name="P1">Ferdinand van Walree, 3874389</text:p>
      <text:p text:style-name="P1">Matthew Swart, 5597250</text:p>
      <text:p text:style-name="P1"/>
      <text:p text:style-name="P1">Grade: 7</text:p>
      <text:p text:style-name="P1"/>
      <text:p text:style-name="P1">We found that there were three things wrong with our submission:</text:p>
      <text:p text:style-name="P1"/>
      <text:list xml:id="list6977312629173403557" text:style-name="L1">
        <text:list-item>
          <text:p text:style-name="P2">The formal specification of the typesystem isn't exactly correct. We knew this beforehand, because we didn't know how to correctly do it. We did however make it understandable <text:span text:style-name="T1">in a formal manner.</text:span></text:p>
        </text:list-item>
        <text:list-item>
          <text:p text:style-name="P2">Too few more complex diagrams. We don't allow for quite a few combinations of the complex diagrams. Some we considered not feasible, because the in the output diagrams would be overlapping. For the others we simply didn't have enough time. </text:p>
        </text:list-item>
        <text:list-item>
          <text:p text:style-name="P2">We forgot too remove certain type error messages in case of disallowed compositional diagrams.</text:p>
        </text:list-item>
      </text:list>
      <text:p text:style-name="P1"/>
      <text:p text:style-name="P1">We do meet all the rest of the requirements. We also added haddock documentation and gave a thorough explanation of our imple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23:04:21.468000000</meta:creation-date>
    <dc:date>2015-12-06T23:18:02.807000000</dc:date>
    <meta:editing-duration>PT13M41S</meta:editing-duration>
    <meta:editing-cycles>2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9" meta:word-count="135" meta:character-count="821" meta:non-whitespace-character-count="696"/>
  </office:meta>
</office:document-meta>
</file>